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Standaard" style:family="paragraph">
      <style:paragraph-properties fo:text-align="center"/>
      <style:text-properties fo:font-size="18pt" style:font-size-asian="18pt" style:font-size-complex="18pt"/>
    </style:style>
    <style:style style:name="P3" style:parent-style-name="Inhopg1" style:family="paragraph">
      <style:paragraph-properties>
        <style:tab-stops>
          <style:tab-stop style:type="right" style:leader-style="dotted" style:leader-text="." style:position="6.293in"/>
        </style:tab-stops>
      </style:paragraph-properties>
    </style:style>
    <style:style style:name="P4" style:parent-style-name="Inhopg2" style:family="paragraph">
      <style:paragraph-properties>
        <style:tab-stops>
          <style:tab-stop style:type="right" style:leader-style="dotted" style:leader-text="." style:position="6.1402in"/>
        </style:tab-stops>
      </style:paragraph-properties>
    </style:style>
    <style:style style:name="P5" style:parent-style-name="Inhopg2" style:family="paragraph">
      <style:paragraph-properties>
        <style:tab-stops>
          <style:tab-stop style:type="right" style:leader-style="dotted" style:leader-text="." style:position="6.1402in"/>
        </style:tab-stops>
      </style:paragraph-properties>
    </style:style>
    <style:style style:name="P6" style:parent-style-name="Inhopg1" style:family="paragraph">
      <style:paragraph-properties>
        <style:tab-stops>
          <style:tab-stop style:type="right" style:leader-style="dotted" style:leader-text="." style:position="6.293in"/>
        </style:tab-stops>
      </style:paragraph-properties>
    </style:style>
    <style:style style:name="P7" style:parent-style-name="Inhopg2" style:family="paragraph">
      <style:paragraph-properties>
        <style:tab-stops>
          <style:tab-stop style:type="right" style:leader-style="dotted" style:leader-text="." style:position="6.1402in"/>
        </style:tab-stops>
      </style:paragraph-properties>
    </style:style>
    <style:style style:name="P8" style:parent-style-name="Inhopg2" style:family="paragraph">
      <style:paragraph-properties>
        <style:tab-stops>
          <style:tab-stop style:type="right" style:leader-style="dotted" style:leader-text="." style:position="6.1402in"/>
        </style:tab-stops>
      </style:paragraph-properties>
    </style:style>
    <style:style style:name="P9" style:parent-style-name="Standaard" style:family="paragraph">
      <style:text-properties fo:font-size="18pt" style:font-size-asian="18pt" style:font-size-complex="18pt"/>
    </style:style>
    <style:style style:name="P10" style:parent-style-name="Standaard" style:family="paragraph">
      <style:paragraph-properties fo:text-align="center"/>
      <style:text-properties fo:font-size="18pt" style:font-size-asian="18pt" style:font-size-complex="18pt"/>
    </style:style>
    <style:style style:name="P11" style:parent-style-name="Kop2" style:family="paragraph">
      <style:text-properties style:font-size-complex="12pt"/>
    </style:style>
    <style:style style:name="P12" style:parent-style-name="Kop2" style:family="paragraph">
      <style:text-properties style:font-size-complex="12pt"/>
    </style:style>
  </office:automatic-styles>
  <office:body>
    <office:text text:use-soft-page-breaks="true">
      <text:p text:style-name="P1">­­Installation procedure</text:p>
      <text:p text:style-name="P2"/>
      <text:p text:style-name="Kopvaninhoudsopgave">Inhoud</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source>
        <text:index-body>
          <text:p text:style-name="P3"><text:a xlink:href="#_Toc138410587" office:target-frame-name="_top" xlink:show="replace"><text:span text:style-name="Hyperlink">Plug-ins</text:span><text:tab/>1</text:a></text:p>
          <text:p text:style-name="P4"><text:a xlink:href="#_Toc138410588" office:target-frame-name="_top" xlink:show="replace"><text:span text:style-name="Hyperlink">Woo-comerce</text:span><text:tab/>1</text:a></text:p>
          <text:p text:style-name="P5"><text:a xlink:href="#_Toc138410589" office:target-frame-name="_top" xlink:show="replace"><text:span text:style-name="Hyperlink">Word-press import</text:span><text:tab/>1</text:a></text:p>
          <text:p text:style-name="P6"><text:a xlink:href="#_Toc138410590" office:target-frame-name="_top" xlink:show="replace"><text:span text:style-name="Hyperlink">Stappenplan</text:span><text:tab/>1</text:a></text:p>
          <text:p text:style-name="P7"><text:a xlink:href="#_Toc138410591" office:target-frame-name="_top" xlink:show="replace"><text:span text:style-name="Hyperlink">De thema</text:span><text:tab/>1</text:a></text:p>
          <text:p text:style-name="P8"><text:a xlink:href="#_Toc138410592" office:target-frame-name="_top" xlink:show="replace"><text:span text:style-name="Hyperlink">De pagina’s en style</text:span><text:tab/>1</text:a></text:p>
        </text:index-body>
      </text:table-of-content>
      <text:p text:style-name="Standaard"/>
      <text:p text:style-name="P9"/>
      <text:p text:style-name="P10"/>
      <text:h text:style-name="Kop1" text:outline-level="1"><text:bookmark-start text:name="_Toc138410587"/>Plug-ins<text:bookmark-end text:name="_Toc138410587"/></text:h>
      <text:p text:style-name="Standaard">De volgende plug-ins die er gedownload moeten worden zijn:</text:p>
      <text:p text:style-name="Standaard"/>
      <text:h text:style-name="P11" text:outline-level="2"><text:bookmark-start text:name="_Toc138410588"/>Woo-comerce<text:bookmark-end text:name="_Toc138410588"/></text:h>
      <text:p text:style-name="Standaard">De woo-comerce plug-in moet je downloaden en activeren, door dat te doen gaat de web-shop aan het werk. Je hebt de plug-in ook nodig zodat je alle pagina’s correct kan downloaden.</text:p>
      <text:p text:style-name="Standaard"/>
      <text:h text:style-name="P12" text:outline-level="2"><text:bookmark-start text:name="_Toc138410589"/>Word-press import<text:bookmark-end text:name="_Toc138410589"/></text:h>
      <text:p text:style-name="Standaard">De word-press import zorgt er voor dat de style en de pagina’s met elkaar samenwerkt<text:s/></text:p>
      <text:p text:style-name="Standaard"/>
      <text:h text:style-name="Kop1" text:outline-level="1"><text:bookmark-start text:name="_Toc138410590"/>Stappenplan<text:bookmark-end text:name="_Toc138410590"/></text:h>
      <text:p text:style-name="Standaard"/>
      <text:h text:style-name="Kop2" text:outline-level="2"><text:bookmark-start text:name="_Toc138410591"/>De thema<text:bookmark-end text:name="_Toc138410591"/></text:h>
      <text:p text:style-name="Standaard"/>
      <text:p text:style-name="Standaard">De thema krijg je meegestuurd hier krijg je de thema en componenten der van, deze download je en zet je daarna in je filezilla in de web map. Hierdoor komt de site online.</text:p>
      <text:p text:style-name="Standaard"/>
      <text:h text:style-name="Kop2" text:outline-level="2"><text:bookmark-start text:name="_Toc138410592"/>De pagina’s en style<text:bookmark-end text:name="_Toc138410592"/></text:h>
      <text:p text:style-name="Standaard"/>
      <text:soft-page-break/>
      <text:p text:style-name="Standaard">Deze krijg je mee gestuurd deze download je en leg je in de site door de “word-press import plug-in” te gebruiken.</text:p>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asian="Times New Roman" style:font-name-complex="Times New Roman" fo:color="#000000" fo:font-size="18pt" style:font-size-asian="18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asian="Times New Roman" style:font-name-complex="Times New Roman" fo:color="#000000" fo:font-size="14pt" style:font-size-asian="14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sian="Times New Roman" style:font-name-complex="Times New Roman" fo:color="#000000" fo:font-size="18pt" style:font-size-asian="18pt" style:font-size-complex="16pt"/>
    </style:style>
    <style:style style:name="Kop2Char" style:display-name="Kop 2 Char" style:family="text" style:parent-style-name="Standaardalinea-lettertype">
      <style:text-properties style:font-name-asian="Times New Roman" style:font-name-complex="Times New Roman" fo:color="#000000" fo:font-size="14pt" style:font-size-asian="14pt" style:font-size-complex="13pt"/>
    </style:style>
    <style:style style:name="Kopvaninhoudsopgave" style:display-name="Kop van inhoudsopgave" style:family="paragraph" style:parent-style-name="Kop1" style:next-style-name="Standaard">
      <style:text-properties style:font-name="Calibri Light" fo:color="#2F5496" style:letter-kerning="false" fo:font-size="16pt" style:font-size-asian="16pt" style:language-asian="nl" style:country-asian="NL"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ilal el Koudadi</meta:initial-creator>
    <dc:creator>Bilal el Koudadi</dc:creator>
    <meta:creation-date>2023-06-23T08:36:00Z</meta:creation-date>
    <dc:date>2023-06-23T09:03:00Z</dc:date>
    <meta:template xlink:href="Normal" xlink:type="simple"/>
    <meta:editing-cycles>1</meta:editing-cycles>
    <meta:editing-duration>PT1620S</meta:editing-duration>
    <meta:user-defined meta:name="GrammarlyDocumentId">6901bd82-a1f0-4267-b979-140cbea9f1a5</meta:user-defined>
    <meta:document-statistic meta:page-count="2" meta:paragraph-count="2" meta:word-count="191" meta:character-count="1241" meta:row-count="8" meta:non-whitespace-character-count="1052"/>
  </office:meta>
</office:document-meta>
</file>